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193d5" officeooo:paragraph-rsid="001193d5" style:font-weight-asian="bold" style:font-weight-complex="bold"/>
    </style:style>
    <style:style style:name="P2" style:family="paragraph" style:parent-style-name="Standard">
      <style:text-properties fo:font-weight="bold" officeooo:rsid="0011f383" officeooo:paragraph-rsid="0011f383" style:font-weight-asian="bold" style:font-weight-complex="bold"/>
    </style:style>
    <style:style style:name="P3" style:family="paragraph" style:parent-style-name="Standard">
      <style:text-properties fo:font-weight="bold" officeooo:rsid="00123d51" officeooo:paragraph-rsid="00123d51" style:font-weight-asian="bold" style:font-weight-complex="bold"/>
    </style:style>
    <style:style style:name="P4" style:family="paragraph" style:parent-style-name="Standard">
      <style:text-properties fo:font-weight="bold" officeooo:rsid="00271bf5" officeooo:paragraph-rsid="00271bf5" style:font-weight-asian="bold" style:font-weight-complex="bold"/>
    </style:style>
    <style:style style:name="P5" style:family="paragraph" style:parent-style-name="Standard">
      <style:text-properties fo:font-weight="normal" officeooo:rsid="001193d5" officeooo:paragraph-rsid="001193d5" style:font-weight-asian="normal" style:font-weight-complex="normal"/>
    </style:style>
    <style:style style:name="P6" style:family="paragraph" style:parent-style-name="Standard">
      <style:text-properties fo:font-weight="normal" officeooo:rsid="0011f383" officeooo:paragraph-rsid="0011f383" style:font-weight-asian="normal" style:font-weight-complex="normal"/>
    </style:style>
    <style:style style:name="P7" style:family="paragraph" style:parent-style-name="Standard">
      <style:text-properties fo:font-weight="normal" officeooo:rsid="00123d51" officeooo:paragraph-rsid="00123d51" style:font-weight-asian="normal" style:font-weight-complex="normal"/>
    </style:style>
    <style:style style:name="P8" style:family="paragraph" style:parent-style-name="Standard">
      <style:text-properties fo:font-weight="normal" officeooo:rsid="00271bf5" officeooo:paragraph-rsid="00271bf5" style:font-weight-asian="normal" style:font-weight-complex="normal"/>
    </style:style>
    <style:style style:name="P9" style:family="paragraph" style:parent-style-name="Standard">
      <style:text-properties fo:font-size="14pt" fo:font-weight="bold" officeooo:rsid="001193d5" officeooo:paragraph-rsid="001193d5" style:font-size-asian="14pt" style:font-weight-asian="bold" style:font-size-complex="14pt" style:font-weight-complex="bold"/>
    </style:style>
    <style:style style:name="P10" style:family="paragraph" style:parent-style-name="Standard">
      <style:text-properties fo:font-size="14pt" fo:font-weight="bold" officeooo:rsid="0011f383" officeooo:paragraph-rsid="0011f383" style:font-size-asian="14pt" style:font-weight-asian="bold" style:font-size-complex="14pt" style:font-weight-complex="bold"/>
    </style:style>
    <style:style style:name="P11" style:family="paragraph" style:parent-style-name="Standard">
      <style:text-properties fo:font-size="12pt" fo:font-weight="normal" officeooo:rsid="0011f383" officeooo:paragraph-rsid="0011f383" style:font-size-asian="12pt" style:font-weight-asian="normal" style:font-size-complex="12pt" style:font-weight-complex="normal"/>
    </style:style>
    <style:style style:name="P12" style:family="paragraph" style:parent-style-name="Standard" style:list-style-name="L1">
      <style:text-properties officeooo:rsid="0011f383" officeooo:paragraph-rsid="0011f383"/>
    </style:style>
    <style:style style:name="P13" style:family="paragraph" style:parent-style-name="Standard" style:list-style-name="L1">
      <style:text-properties officeooo:paragraph-rsid="0011f383"/>
    </style:style>
    <style:style style:name="P14" style:family="paragraph" style:parent-style-name="Standard" style:list-style-name="L1">
      <style:text-properties officeooo:rsid="001baccc" officeooo:paragraph-rsid="001baccc"/>
    </style:style>
    <style:style style:name="P15" style:family="paragraph" style:parent-style-name="Standard" style:list-style-name="L1">
      <style:text-properties officeooo:rsid="001fc7ee" officeooo:paragraph-rsid="001fc7ee"/>
    </style:style>
    <style:style style:name="P16" style:family="paragraph" style:parent-style-name="Standard" style:list-style-name="L1">
      <style:text-properties officeooo:rsid="0022e3d2" officeooo:paragraph-rsid="0022e3d2"/>
    </style:style>
    <style:style style:name="T1" style:family="text">
      <style:text-properties fo:font-weight="normal" style:font-weight-asian="normal" style:font-weight-complex="normal"/>
    </style:style>
    <style:style style:name="T2" style:family="text">
      <style:text-properties fo:font-weight="normal" officeooo:rsid="0011f383" style:font-weight-asian="normal" style:font-weight-complex="normal"/>
    </style:style>
    <style:style style:name="T3" style:family="text">
      <style:text-properties officeooo:rsid="00132290"/>
    </style:style>
    <style:style style:name="T4" style:family="text">
      <style:text-properties officeooo:rsid="001baccc"/>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opic: The Need for Integrative National Identities</text:p>
      <text:p text:style-name="P9"/>
      <text:p text:style-name="P10">Integrative National Identities:</text:p>
      <text:p text:style-name="P10"/>
      <text:p text:style-name="P11"><text:tab/>a. Collective sense of belonging</text:p>
      <text:p text:style-name="P11"><text:tab/>b. Shared values</text:p>
      <text:p text:style-name="P11"><text:tab/>c. Mutual respect</text:p>
      <text:p text:style-name="P11"><text:tab/>d. Common identity</text:p>
      <text:p text:style-name="P11"><text:tab/>e. Diversity</text:p>
      <text:p text:style-name="P11"><text:tab/></text:p>
      <text:p text:style-name="P1"/>
      <text:p text:style-name="P1"/>
      <text:p text:style-name="P1">Diversity in Unity:</text:p>
      <text:p text:style-name="P1"/>
      <text:p text:style-name="P5">The concept of unity in diversity refers to different individuals and groups coming together despite differences in their religion, race, ethnicity, caste and political ideology to form a cohesive and harmonious society. It highlights the acceptance, respect and celebration of diverse groups while fostering a sense of unity and collective identity. Further, the concept recognizes that diversity can enrich a society to promote tolerance, understanding and cooperation among its members.</text:p>
      <text:p text:style-name="P5"/>
      <text:p text:style-name="P3">Inclusiveness:</text:p>
      <text:p text:style-name="P3"/>
      <text:p text:style-name="P7">Inclusiveness refers to the practice of ensuring <text:span text:style-name="T3">that everyone regardless of their differences and backgrounds is actively and meaningfully included valued in social, cultural and organizational context. It involves creating an environment that embraces and encourages diversity, promotes equal opportunities and strives to eliminate discrimination and exclusion based on factors such as race, gender, sexuality, religion and disability.</text:span></text:p>
      <text:p text:style-name="P5"/>
      <text:p text:style-name="P2">Integrat<text:span text:style-name="T4">ed </text:span>National Identities Do:</text:p>
      <text:p text:style-name="P6"/>
      <text:list xml:id="list1903356407" text:style-name="L1">
        <text:list-item>
          <text:p text:style-name="P12"><text:span text:style-name="T1">Inclusiveness</text:span></text:p>
        </text:list-item>
        <text:list-item>
          <text:p text:style-name="P12"><text:span text:style-name="T1">Tolerance</text:span></text:p>
        </text:list-item>
        <text:list-item>
          <text:p text:style-name="P13"><text:span text:style-name="T2">Understanding and Cooperation <text:tab/></text:span></text:p>
        </text:list-item>
        <text:list-item>
          <text:p text:style-name="P12"><text:span text:style-name="T1">Social harmony</text:span></text:p>
        </text:list-item>
        <text:list-item>
          <text:p text:style-name="P12"><text:span text:style-name="T1">Appreciation for different perspectives and cultures</text:span></text:p>
        </text:list-item>
        <text:list-item>
          <text:p text:style-name="P14"><text:span text:style-name="T1">Promote peace and social justice</text:span></text:p>
        </text:list-item>
        <text:list-item>
          <text:p text:style-name="P15"><text:span text:style-name="T1">Equal opportunities for all</text:span></text:p>
        </text:list-item>
        <text:list-item>
          <text:p text:style-name="P15"><text:span text:style-name="T1">Nonjudgemental attitudes towards others in society</text:span></text:p>
        </text:list-item>
        <text:list-item>
          <text:p text:style-name="P16"><text:span text:style-name="T1">All encompassing behavior</text:span></text:p>
        </text:list-item>
      </text:list>
      <text:p text:style-name="P6"/>
      <text:p text:style-name="P6"/>
      <text:p text:style-name="P4">Thesis Statement:</text:p>
      <text:p text:style-name="P4"/>
      <text:p text:style-name="P8"/>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19:46:00.897634974</meta:creation-date>
    <dc:date>2023-06-01T20:49:54.826822464</dc:date>
    <meta:editing-duration>PT13M20S</meta:editing-duration>
    <meta:editing-cycles>5</meta:editing-cycles>
    <meta:generator>LibreOffice/7.3.7.2$Linux_X86_64 LibreOffice_project/30$Build-2</meta:generator>
    <meta:document-statistic meta:table-count="0" meta:image-count="0" meta:object-count="0" meta:page-count="1" meta:paragraph-count="23" meta:word-count="204" meta:character-count="1474" meta:non-whitespace-character-count="1293"/>
  </office:meta>
</office:document-meta>
</file>